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851cm" style:rel-column-width="3317*"/>
    </style:style>
    <style:style style:name="Table1.B" style:family="table-column">
      <style:table-column-properties style:column-width="11.15cm" style:rel-column-width="632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.199cm" fo:margin-bottom="0.199cm" style:contextual-spacing="false" fo:text-align="center" style:justify-single-word="false" fo:text-indent="0cm" style:auto-text-indent="true"/>
      <style:text-properties style:font-name="Calibri" fo:font-size="20pt" fo:language="ca" fo:country="ES" fo:font-weight="bold" officeooo:rsid="000f313e" officeooo:paragraph-rsid="000f313e" style:font-size-asian="20pt" style:font-weight-asian="bold" style:font-size-complex="20pt" style:font-weight-complex="bold"/>
    </style:style>
    <style:style style:name="P2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" fo:font-size="13pt" fo:language="ca" fo:country="ES" fo:font-weight="normal" officeooo:rsid="000f313e" officeooo:paragraph-rsid="000f313e" style:font-size-asian="11.3500003814697pt" style:font-weight-asian="normal" style:font-size-complex="13pt" style:font-weight-complex="normal"/>
    </style:style>
    <style:style style:name="P3" style:family="paragraph" style:parent-style-name="Standard" style:list-style-name="L3">
      <style:paragraph-properties fo:margin-top="0.199cm" fo:margin-bottom="0.199cm" style:contextual-spacing="false" fo:text-align="justify" style:justify-single-word="false"/>
      <style:text-properties style:font-name="Calibri" fo:font-size="13pt" fo:language="ca" fo:country="ES" fo:font-weight="normal" officeooo:rsid="000f313e" officeooo:paragraph-rsid="002093c2" style:font-size-asian="11.3500003814697pt" style:font-weight-asian="normal" style:font-size-complex="13pt" style:font-weight-complex="normal"/>
    </style:style>
    <style:style style:name="P4" style:family="paragraph" style:parent-style-name="Standard" style:list-style-name="L2">
      <style:paragraph-properties fo:margin-top="0.199cm" fo:margin-bottom="0.199cm" style:contextual-spacing="false" fo:text-align="justify" style:justify-single-word="false"/>
      <style:text-properties style:font-name="Calibri" fo:font-size="13pt" fo:language="ca" fo:country="ES" style:text-underline-style="none" fo:font-weight="normal" officeooo:rsid="000f313e" officeooo:paragraph-rsid="00152334" style:font-size-asian="11.3500003814697pt" style:font-weight-asian="normal" style:font-size-complex="13pt" style:font-weight-complex="normal"/>
    </style:style>
    <style:style style:name="P5" style:family="paragraph" style:parent-style-name="Standard" style:list-style-name="L2">
      <style:paragraph-properties fo:margin-top="0.199cm" fo:margin-bottom="0.199cm" style:contextual-spacing="false" fo:text-align="justify" style:justify-single-word="false"/>
      <style:text-properties style:font-name="Calibri" fo:font-size="13pt" fo:language="ca" fo:country="ES" style:text-underline-style="none" fo:font-weight="normal" officeooo:rsid="000f313e" officeooo:paragraph-rsid="00166f70" style:font-size-asian="11.3500003814697pt" style:font-weight-asian="normal" style:font-size-complex="13pt" style:font-weight-complex="normal"/>
    </style:style>
    <style:style style:name="P6" style:family="paragraph" style:parent-style-name="Standard" style:list-style-name="L2">
      <style:paragraph-properties fo:margin-top="0.199cm" fo:margin-bottom="0.199cm" style:contextual-spacing="false" fo:text-align="justify" style:justify-single-word="false"/>
      <style:text-properties style:font-name="Calibri" fo:font-size="13pt" fo:language="ca" fo:country="ES" style:text-underline-style="none" fo:font-weight="normal" officeooo:rsid="000f313e" officeooo:paragraph-rsid="001716e6" style:font-size-asian="11.3500003814697pt" style:font-weight-asian="normal" style:font-size-complex="13pt" style:font-weight-complex="normal"/>
    </style:style>
    <style:style style:name="P7" style:family="paragraph" style:parent-style-name="Standard" style:list-style-name="L2">
      <style:paragraph-properties fo:margin-top="0.199cm" fo:margin-bottom="0.199cm" style:contextual-spacing="false" fo:text-align="justify" style:justify-single-word="false"/>
      <style:text-properties style:font-name="Calibri" fo:font-size="13pt" fo:language="ca" fo:country="ES" style:text-underline-style="none" fo:font-weight="normal" officeooo:rsid="000f313e" officeooo:paragraph-rsid="0018f4ac" style:font-size-asian="11.3500003814697pt" style:font-weight-asian="normal" style:font-size-complex="13pt" style:font-weight-complex="normal"/>
    </style:style>
    <style:style style:name="P8" style:family="paragraph" style:parent-style-name="Standard" style:list-style-name="L2">
      <style:paragraph-properties fo:margin-top="0.199cm" fo:margin-bottom="0.199cm" style:contextual-spacing="false" fo:text-align="justify" style:justify-single-word="false"/>
      <style:text-properties style:font-name="Calibri" fo:font-size="13pt" fo:language="ca" fo:country="ES" style:text-underline-style="none" fo:font-weight="normal" officeooo:rsid="000f313e" officeooo:paragraph-rsid="001c3640" style:font-size-asian="11.3500003814697pt" style:font-weight-asian="normal" style:font-size-complex="13pt" style:font-weight-complex="normal"/>
    </style:style>
    <style:style style:name="P9" style:family="paragraph" style:parent-style-name="Standard" style:list-style-name="L2">
      <style:paragraph-properties fo:margin-top="0.199cm" fo:margin-bottom="0.199cm" style:contextual-spacing="false" fo:text-align="justify" style:justify-single-word="false"/>
      <style:text-properties style:font-name="Calibri" fo:font-size="13pt" fo:language="ca" fo:country="ES" style:text-underline-style="none" fo:font-weight="normal" officeooo:rsid="000f313e" officeooo:paragraph-rsid="001da37d" style:font-size-asian="11.3500003814697pt" style:font-weight-asian="normal" style:font-size-complex="13pt" style:font-weight-complex="normal"/>
    </style:style>
    <style:style style:name="P10" style:family="paragraph" style:parent-style-name="Standard" style:list-style-name="L2">
      <style:paragraph-properties fo:margin-top="0.199cm" fo:margin-bottom="0.199cm" style:contextual-spacing="false" fo:text-align="justify" style:justify-single-word="false"/>
      <style:text-properties style:font-name="Calibri" fo:font-size="13pt" fo:language="ca" fo:country="ES" style:text-underline-style="none" fo:font-weight="normal" officeooo:rsid="000f313e" officeooo:paragraph-rsid="00204c5f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" fo:font-size="13pt" fo:language="ca" fo:country="ES" fo:font-weight="bold" officeooo:rsid="000f313e" officeooo:paragraph-rsid="002093c2" style:font-size-asian="11.3500003814697pt" style:font-weight-asian="bold" style:font-size-complex="13pt" style:font-weight-complex="bold"/>
    </style:style>
    <style:style style:name="P12" style:family="paragraph" style:parent-style-name="Standard" style:list-style-name="">
      <style:paragraph-properties fo:margin-top="0.199cm" fo:margin-bottom="0.199cm" style:contextual-spacing="false" fo:text-align="justify" style:justify-single-word="false"/>
      <style:text-properties style:font-name="Calibri" fo:language="ca" fo:country="ES" fo:font-weight="normal" officeooo:rsid="000f313e" officeooo:paragraph-rsid="000f313e" style:font-size-asian="10.5pt" style:font-weight-asian="normal" style:font-weight-complex="normal"/>
    </style:style>
    <style:style style:name="P13" style:family="paragraph" style:parent-style-name="Standard" style:list-style-name="L1">
      <style:paragraph-properties fo:margin-top="0.199cm" fo:margin-bottom="0.199cm" style:contextual-spacing="false" fo:text-align="center" style:justify-single-word="false"/>
      <style:text-properties style:font-name="Calibri" fo:font-size="16pt" fo:language="ca" fo:country="ES" style:text-underline-style="solid" style:text-underline-width="auto" style:text-underline-color="font-color" fo:font-weight="bold" officeooo:rsid="000f313e" officeooo:paragraph-rsid="000f9068" style:font-size-asian="14pt" style:font-weight-asian="bold" style:font-size-complex="16pt" style:font-weight-complex="bold"/>
    </style:style>
    <style:style style:name="P14" style:family="paragraph" style:parent-style-name="Standard" style:list-style-name="L1" style:master-page-name="Index">
      <style:paragraph-properties fo:margin-top="0.199cm" fo:margin-bottom="0.199cm" style:contextual-spacing="false" fo:text-align="center" style:justify-single-word="false" style:page-number="auto"/>
      <style:text-properties style:font-name="Calibri" fo:font-size="16pt" fo:language="ca" fo:country="ES" style:text-underline-style="solid" style:text-underline-width="auto" style:text-underline-color="font-color" fo:font-weight="bold" officeooo:rsid="000f313e" officeooo:paragraph-rsid="000f9068" style:font-size-asian="14pt" style:font-weight-asian="bold" style:font-size-complex="16pt" style:font-weight-complex="bold"/>
    </style:style>
    <style:style style:name="P15" style:family="paragraph" style:parent-style-name="Standard" style:master-page-name="Landscape">
      <style:paragraph-properties fo:margin-top="0.199cm" fo:margin-bottom="0.199cm" style:contextual-spacing="false" fo:text-align="justify" style:justify-single-word="false" style:page-number="auto"/>
      <style:text-properties style:font-name="Calibri" fo:font-size="16pt" fo:language="ca" fo:country="ES" style:text-underline-style="solid" style:text-underline-width="auto" style:text-underline-color="font-color" fo:font-weight="bold" officeooo:rsid="000f313e" officeooo:paragraph-rsid="00125b77" style:font-size-asian="14pt" style:font-weight-asian="bold" style:font-size-complex="1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3pt" fo:font-weight="bold" style:font-size-asian="13pt" style:font-weight-asian="bold" style:font-size-complex="13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3pt" fo:font-weight="bold" officeooo:paragraph-rsid="0010d423" style:font-size-asian="13pt" style:font-weight-asian="bold" style:font-size-complex="13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3pt" fo:font-weight="bold" officeooo:paragraph-rsid="00125b77" style:font-size-asian="13pt" style:font-weight-asian="bold" style:font-size-complex="13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3pt" fo:font-weight="bold" officeooo:paragraph-rsid="00137263" fo:background-color="#ffff00" style:font-size-asian="13pt" style:font-weight-asian="bold" style:font-size-complex="13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2pt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2pt" officeooo:paragraph-rsid="00122112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2pt" officeooo:paragraph-rsid="00125b77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2pt" officeooo:paragraph-rsid="00137263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12pt" officeooo:paragraph-rsid="0010d423" style:font-size-asian="12pt" style:font-size-complex="12pt"/>
    </style:style>
    <style:style style:name="T1" style:family="text">
      <style:text-properties officeooo:rsid="000f9068"/>
    </style:style>
    <style:style style:name="T2" style:family="text">
      <style:text-properties officeooo:rsid="0010d423"/>
    </style:style>
    <style:style style:name="T3" style:family="text">
      <style:text-properties officeooo:rsid="00122112"/>
    </style:style>
    <style:style style:name="T4" style:family="text">
      <style:text-properties officeooo:rsid="00125b77"/>
    </style:style>
    <style:style style:name="T5" style:family="text">
      <style:text-properties officeooo:rsid="00137263"/>
    </style:style>
    <style:style style:name="T6" style:family="text">
      <style:text-properties officeooo:rsid="00152334"/>
    </style:style>
    <style:style style:name="T7" style:family="text">
      <style:text-properties officeooo:rsid="00166f70"/>
    </style:style>
    <style:style style:name="T8" style:family="text">
      <style:text-properties officeooo:rsid="001716e6"/>
    </style:style>
    <style:style style:name="T9" style:family="text">
      <style:text-properties officeooo:rsid="0018f4ac"/>
    </style:style>
    <style:style style:name="T10" style:family="text">
      <style:text-properties officeooo:rsid="001b2ee1"/>
    </style:style>
    <style:style style:name="T11" style:family="text">
      <style:text-properties officeooo:rsid="001c3640"/>
    </style:style>
    <style:style style:name="T12" style:family="text">
      <style:text-properties officeooo:rsid="001da37d"/>
    </style:style>
    <style:style style:name="T13" style:family="text">
      <style:text-properties officeooo:rsid="001f7045"/>
    </style:style>
    <style:style style:name="T14" style:family="text">
      <style:text-properties officeooo:rsid="00204c5f"/>
    </style:style>
    <style:style style:name="T15" style:family="text">
      <style:text-properties officeooo:rsid="002093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ba Linux (Apunts)</text:p>
      <text:list xml:id="list591304685308945" text:style-name="L1">
        <text:list-item>
          <text:p text:style-name="P2">Es tracta d’un paquet de programari que implementa en sistemes basats en Unix, com GNU/Linux, una dotzena de serveis i una dotzena de protocols, entre els quals hi ha el NetBIOS sobre TCP/IP i l’SMB. Aquests serveis i protocols permeten que els equips d’una xarxa local comparteixin ﬁtxers i impressores.</text:p>
        </text:list-item>
      </text:list>
      <text:p text:style-name="P11"><text:span text:style-name="T15">Protocol NETBIOS</text:span></text:p>
      <text:list xml:id="list2764997977123049358" text:style-name="L3">
        <text:list-item>
          <text:p text:style-name="P3"><text:span text:style-name="T15">El NetBIOS (network basic input/output system) és un protocol del nivell de sessió (model OSI) que s’utilitza en xarxes locals i que s’encarrega de garantir l’accés a serveis de xarxa entre màquines, independentment del maquinari de xarxa que facin servir.</text:span></text:p>
        </text:list-item>
      </text:list>
      <text:p text:style-name="P12"/>
      <text:list xml:id="list144939800" text:continue-list="list591304685308945" text:style-name="L1">
        <text:list-header>
          <text:p text:style-name="P14"><text:span text:style-name="T1">Glossari i definicions</text:span></text:p>
        </text:list-header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<text:span text:style-name="T2">SAMBA/CIFS</text:span></text:p>
          </table:table-cell>
          <table:table-cell table:style-name="Table1.B1" office:value-type="string">
            <text:p text:style-name="P21"><text:span text:style-name="T3">Aquests serveis i protocols</text:span></text:p>
            <text:p text:style-name="P21"><text:span text:style-name="T3">permeten que els equips d’una xarxa local comparteixin fitxers i impressores.</text:span></text:p>
            <text:p text:style-name="P21"><text:span text:style-name="T3"/></text:p>
            <text:p text:style-name="P21"><text:span text:style-name="T3">Els dos protocols més importants que formen el paquet de programari Samba són</text:span></text:p>
            <text:p text:style-name="P21"><text:span text:style-name="T3">el NetBIOS i l’SMB.</text:span></text:p>
          </table:table-cell>
        </table:table-row>
        <table:table-row>
          <table:table-cell table:style-name="Table1.A2" office:value-type="string">
            <text:p text:style-name="P17"><text:span text:style-name="T3">Protocol </text:span><text:span text:style-name="T2">NetBIOS</text:span></text:p>
          </table:table-cell>
          <table:table-cell table:style-name="Table1.B2" office:value-type="string">
            <text:p text:style-name="P24"><text:span text:style-name="T2">El NetBIOS (network basic input/output system) és un protocol del nivell de sessió (model OSI) que s’utilitza en xarxes locals i que s’encarrega de garantir l’accés a serveis de xarxa entre màquines, independentment del maquinari de xarxa que facin servir.</text:span></text:p>
          </table:table-cell>
        </table:table-row>
        <table:table-row>
          <table:table-cell table:style-name="Table1.A2" office:value-type="string">
            <text:p text:style-name="P18"><text:span text:style-name="T4">Protocol SMB</text:span></text:p>
          </table:table-cell>
          <table:table-cell table:style-name="Table1.B2" office:value-type="string">
            <text:p text:style-name="P22"><text:span text:style-name="T4">L’SMB és un protocol del nivell d’aplicació de tipus client-servidor en què</text:span></text:p>
            <text:p text:style-name="P22"><text:span text:style-name="T4">l’ordinador que fa de servidor ofereix recursos (arxius, impressores, etc.)</text:span></text:p>
            <text:p text:style-name="P22"><text:span text:style-name="T4">que els ordinadors clients poden fer servir remotament per mitjà de la xarxa.</text:span>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9"><text:span text:style-name="T5">SWAT</text:span></text:p>
          </table:table-cell>
          <table:table-cell table:style-name="Table1.B2" office:value-type="string">
            <text:p text:style-name="P23"><text:span text:style-name="T5">App gráfica para configurar SAMBA via WEB</text:span></text:p>
          </table:table-cell>
        </table:table-row>
      </table:table>
      <text:list xml:id="list369118465" text:continue-numbering="true" text:style-name="L1">
        <text:list-header>
          <text:p text:style-name="P13"><text:span text:style-name="T1"/></text:p>
        </text:list-header>
      </text:list>
      <text:p text:style-name="P15"><text:span text:style-name="T4">Prodeciments</text:span></text:p>
      <text:list xml:id="list807608684787445482" text:style-name="L2">
        <text:list-item>
          <text:p text:style-name="P4"><text:span text:style-name="T6">sudo aptget install samba smbclient smbfs#</text:span></text:p>
        </text:list-item>
        <text:list-item>
          <text:p text:style-name="P5"><text:span text:style-name="T7">smbpasswd -a aaron</text:span></text:p>
        </text:list-item>
        <text:list-item>
          <text:p text:style-name="P5"><text:span text:style-name="T7">pdbedit -L --&gt; Verificació usuari</text:span></text:p>
        </text:list-item>
        <text:list-item>
          <text:p text:style-name="P6"><text:span text:style-name="T8">INSTALAR EL SWAT </text:span><text:span text:style-name="T13">--&gt; VIA Gráfic</text:span></text:p>
          <text:list>
            <text:list-item>
              <text:p text:style-name="P7"><text:span text:style-name="T9">sudo aptget install swat inetutilsinetd##</text:span></text:p>
            </text:list-item>
            <text:list-item>
              <text:p text:style-name="P7"><text:span text:style-name="T9">sudo updateinetd enable ’swat’###</text:span></text:p>
            </text:list-item>
            <text:list-item>
              <text:p text:style-name="P7"><text:span text:style-name="T9">sudo </text:span><text:span text:style-name="T10">-</text:span><text:span text:style-name="T9">s 2 passwd#</text:span></text:p>
            </text:list-item>
            <text:list-item>
              <text:p text:style-name="P8"><text:span text:style-name="T11">Utilitza el port 901</text:span></text:p>
            </text:list-item>
            <text:list-item>
              <text:p text:style-name="P9"><text:span text:style-name="T12">localhost:901</text:span></text:p>
            </text:list-item>
          </text:list>
        </text:list-item>
        <text:list-item>
          <text:p text:style-name="P10"><text:span text:style-name="T14">smbclient -U “user” -L NET_BIOS_NAME</text:span></text:p>
        </text:list-item>
        <text:list-item>
          <text:p text:style-name="P10"><text:span text:style-name="T14">smbclient //NETBIOS_NAME/Recurso..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4-01-20T20:26:58</meta:creation-date>
    <dc:date>2014-01-20T21:39:20</dc:date>
    <dc:creator>alumne </dc:creator>
    <meta:editing-duration>PT57M33S</meta:editing-duration>
    <meta:editing-cycles>17</meta:editing-cycles>
    <meta:generator>LibreOffice/4.0.2.2$Linux_X86_64 LibreOffice_project/4c82dcdd6efcd48b1d8bba66bfe1989deee49c3</meta:generator>
    <meta:document-statistic meta:table-count="1" meta:image-count="0" meta:object-count="0" meta:page-count="3" meta:paragraph-count="31" meta:word-count="281" meta:character-count="1756" meta:non-whitespace-character-count="1507"/>
  </office:meta>
</office:document-meta>
</file>